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"/>IDENTIFICATION DIVISION.</text:p>
      <text:p text:style-name="Standard"><text:s text:c="7"/>PROGRAM-ID. WRITE-PDS-RECORDS.</text:p>
      <text:p text:style-name="Standard"><text:s text:c="7"/>ENVIRONMENT DIVISION.</text:p>
      <text:p text:style-name="Standard"><text:s text:c="7"/>INPUT-OUTPUT SECTION.</text:p>
      <text:p text:style-name="Standard"><text:s text:c="7"/>FILE-CONTROL.</text:p>
      <text:p text:style-name="Standard"><text:s text:c="11"/>SELECT OUT-FILE ASSIGN TO 'PDS.DATASET(MEMBER)'</text:p>
      <text:p text:style-name="Standard"><text:s text:c="15"/>ORGANIZATION IS SEQUENTIAL.</text:p>
      <text:p text:style-name="Standard"><text:s text:c="7"/>DATA DIVISION.</text:p>
      <text:p text:style-name="Standard"><text:s text:c="7"/>FILE SECTION.</text:p>
      <text:p text:style-name="Standard"><text:s text:c="7"/>FD <text:s/>OUT-FILE.</text:p>
      <text:p text:style-name="Standard"><text:s text:c="7"/>01 <text:s/>RECORD-STRUCTURE PIC X(10).</text:p>
      <text:p text:style-name="Standard"><text:s text:c="7"/>WORKING-STORAGE SECTION.</text:p>
      <text:p text:style-name="Standard"><text:s text:c="7"/>01 <text:s/>RECORDS.</text:p>
      <text:p text:style-name="Standard"><text:s text:c="11"/>05 REC-1 PIC X(10) VALUE 'GA31907 <text:s text:c="2"/>'.</text:p>
      <text:p text:style-name="Standard"><text:s text:c="11"/>05 REC-2 PIC X(10) VALUE 'GA89744 <text:s text:c="2"/>'.</text:p>
      <text:p text:style-name="Standard"><text:s text:c="11"/>05 REC-3 PIC X(10) VALUE 'AL35011 <text:s text:c="2"/>'.</text:p>
      <text:p text:style-name="Standard"><text:s text:c="11"/>05 REC-4 PIC X(10) VALUE 'AL35499 <text:s text:c="2"/>'.</text:p>
      <text:p text:style-name="Standard"><text:s text:c="11"/>05 REC-5 PIC X(10) VALUE 'GA40128 <text:s text:c="2"/>'.</text:p>
      <text:p text:style-name="Standard"><text:s text:c="11"/>05 REC-6 PIC X(10) VALUE 'ZZ31907 <text:s text:c="2"/>'.</text:p>
      <text:p text:style-name="Standard"><text:s text:c="11"/>05 REC-7 PIC X(10) VALUE 'NY10089 <text:s text:c="2"/>'.</text:p>
      <text:p text:style-name="Standard"><text:s text:c="11"/>05 REC-8 PIC X(10) VALUE 'NY00501 <text:s text:c="2"/>'.</text:p>
      <text:p text:style-name="Standard"><text:s text:c="11"/>05 REC-9 PIC X(10) VALUE 'PA18839 <text:s text:c="2"/>'.</text:p>
      <text:p text:style-name="Standard"><text:s text:c="11"/>05 REC-10 PIC X(10) VALUE 'OR97182 <text:s text:c="2"/>'.</text:p>
      <text:p text:style-name="Standard"><text:s text:c="7"/>PROCEDURE DIVISION.</text:p>
      <text:p text:style-name="Standard"><text:s text:c="7"/>OPEN OUTPUT OUT-FILE.</text:p>
      <text:p text:style-name="Standard"><text:s text:c="7"/>WRITE RECORD-STRUCTURE FROM REC-1.</text:p>
      <text:p text:style-name="Standard"><text:s text:c="7"/>WRITE RECORD-STRUCTURE FROM REC-2.</text:p>
      <text:p text:style-name="Standard"><text:s text:c="7"/>WRITE RECORD-STRUCTURE FROM REC-3.</text:p>
      <text:p text:style-name="Standard"><text:s text:c="7"/>WRITE RECORD-STRUCTURE FROM REC-4.</text:p>
      <text:p text:style-name="Standard"><text:s text:c="7"/>WRITE RECORD-STRUCTURE FROM REC-5.</text:p>
      <text:p text:style-name="Standard"><text:s text:c="7"/>WRITE RECORD-STRUCTURE FROM REC-6.</text:p>
      <text:p text:style-name="Standard"><text:s text:c="7"/>WRITE RECORD-STRUCTURE FROM REC-7.</text:p>
      <text:p text:style-name="Standard"><text:s text:c="7"/>WRITE RECORD-STRUCTURE FROM REC-8.</text:p>
      <text:p text:style-name="Standard"><text:s text:c="7"/>WRITE RECORD-STRUCTURE FROM REC-9.</text:p>
      <text:p text:style-name="Standard"><text:s text:c="7"/>WRITE RECORD-STRUCTURE FROM REC-10.</text:p>
      <text:p text:style-name="Standard"><text:s text:c="7"/>CLOSE OUT-FILE.</text:p>
      <text:p text:style-name="Standard"><text:s text:c="7"/>STOP RU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7:37:18.767853017</meta:creation-date>
    <dc:date>2025-03-20T17:37:26.089351965</dc:date>
    <meta:editing-duration>PT7S</meta:editing-duration>
    <meta:editing-cycles>1</meta:editing-cycles>
    <meta:document-statistic meta:table-count="0" meta:image-count="0" meta:object-count="0" meta:page-count="1" meta:paragraph-count="37" meta:word-count="150" meta:character-count="1387" meta:non-whitespace-character-count="940"/>
    <meta:generator>LibreOffice/24.2.7.2$Linux_X86_64 LibreOffice_project/420$Build-2</meta:generator>
  </office:meta>
</office:document-meta>
</file>